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style:text-underline-style="solid" style:text-underline-width="auto" style:text-underline-color="font-color" fo:font-weight="bold" officeooo:rsid="00093047" officeooo:paragraph-rsid="00093047" style:font-weight-asian="bold" style:font-weight-complex="bold"/>
    </style:style>
    <style:style style:name="P2" style:family="paragraph" style:parent-style-name="Standard">
      <style:text-properties style:font-name="Liberation Sans" style:text-underline-style="none" fo:font-weight="normal" officeooo:rsid="00093047" officeooo:paragraph-rsid="00093047" style:font-weight-asian="normal" style:font-weight-complex="normal"/>
    </style:style>
    <style:style style:name="P3" style:family="paragraph" style:parent-style-name="Standard">
      <style:text-properties style:font-name="Liberation Sans" fo:font-size="9.5pt" style:text-underline-style="solid" style:text-underline-width="auto" style:text-underline-color="font-color" fo:font-weight="bold" officeooo:rsid="00093047" officeooo:paragraph-rsid="00093047" style:font-size-asian="9.5pt" style:font-weight-asian="bold" style:font-size-complex="9.5pt" style:font-weight-complex="bold"/>
    </style:style>
    <style:style style:name="P4" style:family="paragraph" style:parent-style-name="Standard">
      <style:text-properties style:font-name="Liberation Sans" fo:font-size="9.5pt" style:text-underline-style="none" fo:font-weight="normal" officeooo:rsid="00093047" officeooo:paragraph-rsid="00093047" style:font-size-asian="9.5pt" style:font-weight-asian="normal" style:font-size-complex="9.5pt" style:font-weight-complex="normal"/>
    </style:style>
    <style:style style:name="P5" style:family="paragraph" style:parent-style-name="Standard">
      <style:text-properties style:font-name="Liberation Sans" fo:font-size="9.5pt" style:text-underline-style="none" fo:font-weight="normal" officeooo:rsid="0009ced8" officeooo:paragraph-rsid="0009ced8" style:font-size-asian="9.5pt" style:font-weight-asian="normal" style:font-size-complex="9.5pt" style:font-weight-complex="normal"/>
    </style:style>
    <style:style style:name="P6" style:family="paragraph" style:parent-style-name="Text_20_body">
      <style:text-properties style:font-name="Liberation Sans" fo:font-size="9.5pt" officeooo:paragraph-rsid="0009ced8" style:font-size-asian="9.5pt" style:font-size-complex="9.5pt"/>
    </style:style>
    <style:style style:name="P7" style:family="paragraph" style:parent-style-name="Text_20_body">
      <style:text-properties style:font-name="Liberation Sans" fo:font-size="9.5pt" officeooo:rsid="0010cf96" officeooo:paragraph-rsid="0010cf96" style:font-size-asian="9.5pt" style:font-size-complex="9.5pt"/>
    </style:style>
    <style:style style:name="P8" style:family="paragraph" style:parent-style-name="Text_20_body">
      <style:text-properties style:font-name="Liberation Sans" fo:font-size="9.5pt" officeooo:paragraph-rsid="00169630" style:font-size-asian="9.5pt" style:font-size-complex="9.5pt"/>
    </style:style>
    <style:style style:name="P9" style:family="paragraph" style:parent-style-name="Text_20_body">
      <style:text-properties style:font-name="Liberation Sans" fo:font-size="9.5pt" fo:font-weight="normal" officeooo:rsid="0011111b" officeooo:paragraph-rsid="0011111b" style:font-size-asian="9.5pt" style:font-weight-asian="normal" style:font-size-complex="9.5pt" style:font-weight-complex="normal"/>
    </style:style>
    <style:style style:name="P10" style:family="paragraph" style:parent-style-name="Text_20_body">
      <style:text-properties style:font-name="Liberation Sans" fo:font-size="9.5pt" fo:font-weight="normal" officeooo:rsid="0014072e" officeooo:paragraph-rsid="0011111b" style:font-size-asian="9.5pt" style:font-weight-asian="normal" style:font-size-complex="9.5pt" style:font-weight-complex="normal"/>
    </style:style>
    <style:style style:name="P11" style:family="paragraph" style:parent-style-name="Text_20_body">
      <style:text-properties style:font-name="Liberation Sans" fo:font-size="9.5pt" fo:font-weight="normal" officeooo:rsid="00121412" officeooo:paragraph-rsid="0011111b" style:font-size-asian="9.5pt" style:font-weight-asian="normal" style:font-size-complex="9.5pt" style:font-weight-complex="normal"/>
    </style:style>
    <style:style style:name="P12" style:family="paragraph" style:parent-style-name="Standard">
      <style:text-properties style:font-name="Liberation Sans" fo:font-size="12pt" style:text-underline-style="solid" style:text-underline-width="auto" style:text-underline-color="font-color" fo:font-weight="bold" officeooo:rsid="00093047" officeooo:paragraph-rsid="00169630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Liberation Sans" fo:font-size="10.5pt" style:text-underline-style="none" fo:font-weight="bold" officeooo:rsid="00169630" officeooo:paragraph-rsid="00169630" style:font-size-asian="10.5pt" style:font-weight-asian="bold" style:font-size-complex="10.5pt" style:font-weight-complex="bold"/>
    </style:style>
    <style:style style:name="P14" style:family="paragraph" style:parent-style-name="Standard">
      <style:text-properties style:font-name="Liberation Sans" fo:font-size="9pt" style:text-underline-style="none" fo:font-weight="bold" officeooo:rsid="00169630" officeooo:paragraph-rsid="00169630" style:font-size-asian="9pt" style:font-weight-asian="bold" style:font-size-complex="9pt" style:font-weight-complex="bold"/>
    </style:style>
    <style:style style:name="P15" style:family="paragraph" style:parent-style-name="Standard">
      <style:text-properties style:font-name="Liberation Sans" fo:font-size="9pt" style:text-underline-style="none" fo:font-weight="normal" officeooo:rsid="00169630" officeooo:paragraph-rsid="00169630" style:font-size-asian="7.84999990463257pt" style:font-weight-asian="normal" style:font-size-complex="9pt" style:font-weight-complex="normal"/>
    </style:style>
    <style:style style:name="P16" style:family="paragraph" style:parent-style-name="Standard">
      <style:text-properties style:font-name="Liberation Sans" fo:font-size="7pt" style:text-underline-style="none" fo:font-weight="normal" officeooo:rsid="00169630" officeooo:paragraph-rsid="00169630" style:font-size-asian="6.09999990463257pt" style:font-weight-asian="normal" style:font-size-complex="7pt" style:font-weight-complex="normal"/>
    </style:style>
    <style:style style:name="P17" style:family="paragraph" style:parent-style-name="Standard">
      <style:text-properties style:font-name="Liberation Sans" fo:font-size="10pt" style:text-underline-style="none" fo:font-weight="bold" officeooo:rsid="00169630" officeooo:paragraph-rsid="00169630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Liberation Sans" fo:font-size="10pt" style:text-underline-style="none" fo:font-weight="bold" officeooo:rsid="001834c2" officeooo:paragraph-rsid="001834c2" style:font-size-asian="10pt" style:font-weight-asian="bold" style:font-size-complex="10pt" style:font-weight-complex="bold"/>
    </style:style>
    <style:style style:name="P19" style:family="paragraph" style:parent-style-name="Text_20_body">
      <style:text-properties style:font-name="Liberation Sans" officeooo:rsid="000ef81c" officeooo:paragraph-rsid="000ef81c"/>
    </style:style>
    <style:style style:name="P20" style:family="paragraph" style:parent-style-name="Text_20_body">
      <style:text-properties style:font-name="Liberation Sans" officeooo:rsid="0010cf96" officeooo:paragraph-rsid="0010cf96"/>
    </style:style>
    <style:style style:name="P21" style:family="paragraph" style:parent-style-name="Text_20_body">
      <style:text-properties style:font-name="Liberation Sans" fo:font-weight="bold" officeooo:rsid="0011111b" officeooo:paragraph-rsid="0011111b" style:font-weight-asian="bold" style:font-weight-complex="bold"/>
    </style:style>
    <style:style style:name="P22" style:family="paragraph" style:parent-style-name="Text_20_body">
      <style:text-properties style:font-name="Liberation Sans" officeooo:paragraph-rsid="00169630"/>
    </style:style>
    <style:style style:name="P23" style:family="paragraph" style:parent-style-name="Standard">
      <style:text-properties style:text-position="0% 100%" style:font-name="Liberation Sans" fo:font-size="9.5pt" style:text-underline-style="none" fo:font-weight="normal" officeooo:rsid="00093047" officeooo:paragraph-rsid="00093047" style:font-size-asian="9.5pt" style:font-weight-asian="normal" style:font-size-complex="9.5pt" style:font-weight-complex="normal"/>
    </style:style>
    <style:style style:name="P24" style:family="paragraph" style:parent-style-name="Standard">
      <style:text-properties style:text-position="0% 100%" style:font-name="Liberation Sans" fo:font-size="9.5pt" style:text-underline-style="none" fo:font-weight="normal" officeooo:rsid="0009ced8" officeooo:paragraph-rsid="00093047" style:font-size-asian="9.5pt" style:font-weight-asian="normal" style:font-size-complex="9.5pt" style:font-weight-complex="normal"/>
    </style:style>
    <style:style style:name="P25" style:family="paragraph" style:parent-style-name="Text_20_body">
      <style:text-properties style:font-name="Comic Sans MS" fo:font-size="9.5pt" fo:font-weight="normal" officeooo:rsid="00169630" officeooo:paragraph-rsid="0011111b" style:font-size-asian="9.5pt" style:font-weight-asian="normal" style:font-size-complex="9.5pt" style:font-weight-complex="normal"/>
    </style:style>
    <style:style style:name="P26" style:family="paragraph" style:parent-style-name="Standard">
      <style:text-properties style:font-name="Liberation Sans" fo:font-size="9pt" style:text-underline-style="none" fo:font-weight="normal" officeooo:rsid="001834c2" officeooo:paragraph-rsid="001834c2" style:font-size-asian="7.84999990463257pt" style:font-weight-asian="normal" style:font-size-complex="9pt" style:font-weight-complex="normal"/>
    </style:style>
    <style:style style:name="P27" style:family="paragraph" style:parent-style-name="Standard">
      <style:text-properties style:font-name="Liberation Sans" fo:font-size="9.5pt" officeooo:paragraph-rsid="00093047" style:font-size-asian="9.5pt" style:font-size-complex="9.5pt"/>
    </style:style>
    <style:style style:name="P28" style:family="paragraph" style:parent-style-name="Standard">
      <style:text-properties style:font-name="Liberation Sans" fo:font-size="9.5pt" style:text-underline-style="none" fo:font-weight="normal" officeooo:rsid="00093047" officeooo:paragraph-rsid="001ad8ea" style:font-size-asian="9.5pt" style:font-weight-asian="normal" style:font-size-complex="9.5pt" style:font-weight-complex="normal"/>
    </style:style>
    <style:style style:name="P29" style:family="paragraph" style:parent-style-name="Standard">
      <style:text-properties style:font-name="Liberation Sans" fo:font-size="9.5pt" style:text-underline-style="solid" style:text-underline-width="auto" style:text-underline-color="font-color" fo:font-weight="bold" officeooo:rsid="00093047" officeooo:paragraph-rsid="00093047" style:font-size-asian="9.5pt" style:font-weight-asian="bold" style:font-size-complex="9.5pt" style:font-weight-complex="bold"/>
    </style:style>
    <style:style style:name="P30" style:family="paragraph" style:parent-style-name="Standard">
      <style:text-properties style:font-name="Liberation Sans" fo:font-size="9.5pt" style:text-underline-style="solid" style:text-underline-width="auto" style:text-underline-color="font-color" fo:font-weight="bold" officeooo:rsid="00093047" officeooo:paragraph-rsid="001ad8ea" style:font-size-asian="9.5pt" style:font-weight-asian="bold" style:font-size-complex="9.5pt" style:font-weight-complex="bold"/>
    </style:style>
    <style:style style:name="P31" style:family="paragraph" style:parent-style-name="Standard">
      <style:text-properties style:font-name="Liberation Sans" fo:font-size="9.5pt" fo:font-weight="bold" officeooo:rsid="00169630" officeooo:paragraph-rsid="00093047" style:font-size-asian="9.5pt" style:font-weight-asian="bold" style:font-size-complex="9.5pt" style:font-weight-complex="bold"/>
    </style:style>
    <style:style style:name="P32" style:family="paragraph" style:parent-style-name="Standard">
      <style:text-properties style:text-position="0% 100%" style:font-name="Liberation Sans" fo:font-size="9.5pt" style:text-underline-style="none" fo:font-weight="normal" officeooo:rsid="00093047" officeooo:paragraph-rsid="001ad8ea" style:font-size-asian="9.5pt" style:font-weight-asian="normal" style:font-size-complex="9.5pt" style:font-weight-complex="normal"/>
    </style:style>
    <style:style style:name="P33" style:family="paragraph" style:parent-style-name="Standard">
      <style:text-properties style:text-position="0% 100%" style:font-name="Liberation Sans" fo:font-size="9.5pt" style:text-underline-style="none" fo:font-weight="normal" officeooo:rsid="0009ced8" officeooo:paragraph-rsid="001ad8ea" style:font-size-asian="9.5pt" style:font-weight-asian="normal" style:font-size-complex="9.5pt" style:font-weight-complex="normal"/>
    </style:style>
    <style:style style:name="P34" style:family="paragraph" style:parent-style-name="Text_20_body">
      <style:text-properties style:font-name="Liberation Sans" fo:font-size="9.5pt" officeooo:rsid="0009ced8" officeooo:paragraph-rsid="00169630" style:font-size-asian="9.5pt" style:font-size-complex="9.5pt"/>
    </style:style>
    <style:style style:name="P35" style:family="paragraph" style:parent-style-name="Text_20_body">
      <style:text-properties style:font-name="Liberation Sans" fo:font-size="9.5pt" officeooo:paragraph-rsid="0009ced8" style:font-size-asian="9.5pt" style:font-size-complex="9.5pt"/>
    </style:style>
    <style:style style:name="P36" style:family="paragraph" style:parent-style-name="Text_20_body">
      <style:text-properties style:font-name="Liberation Sans" fo:font-size="9.5pt" officeooo:paragraph-rsid="001ad8ea" style:font-size-asian="9.5pt" style:font-size-complex="9.5pt"/>
    </style:style>
    <style:style style:name="P37" style:family="paragraph" style:parent-style-name="Text_20_body">
      <style:text-properties style:font-name="Liberation Sans" fo:font-size="9.5pt" fo:font-weight="normal" officeooo:rsid="00150276" officeooo:paragraph-rsid="0011111b" style:font-size-asian="9.5pt" style:font-weight-asian="normal" style:font-size-complex="9.5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9ced8" style:font-weight-asian="normal" style:font-weight-complex="normal"/>
    </style:style>
    <style:style style:name="T4" style:family="text">
      <style:text-properties style:text-underline-style="none" fo:font-weight="normal" officeooo:rsid="00093047" style:font-weight-asian="normal" style:font-weight-complex="normal"/>
    </style:style>
    <style:style style:name="T5" style:family="text">
      <style:text-properties style:text-underline-style="none" officeooo:rsid="00169630"/>
    </style:style>
    <style:style style:name="T6" style:family="text">
      <style:text-properties style:text-position="super 58%" style:text-underline-style="none" fo:font-weight="normal" style:font-weight-asian="normal" style:font-weight-complex="normal"/>
    </style:style>
    <style:style style:name="T7" style:family="text">
      <style:text-properties style:text-position="0% 100%" style:text-underline-style="none"/>
    </style:style>
    <style:style style:name="T8" style:family="text">
      <style:text-properties style:text-position="0% 100%" style:text-underline-style="none" fo:font-weight="normal" style:font-weight-asian="normal" style:font-weight-complex="normal"/>
    </style:style>
    <style:style style:name="T9" style:family="text">
      <style:text-properties style:text-position="0% 100%" style:text-underline-style="none" fo:font-weight="normal" officeooo:rsid="0009ced8" style:font-weight-asian="normal" style:font-weight-complex="normal"/>
    </style:style>
    <style:style style:name="T10" style:family="text">
      <style:text-properties style:text-position="0% 100%" style:text-underline-style="none" officeooo:rsid="0009ced8"/>
    </style:style>
    <style:style style:name="T11" style:family="text">
      <style:text-properties officeooo:rsid="0009ced8"/>
    </style:style>
    <style:style style:name="T12" style:family="text">
      <style:text-properties fo:font-weight="bold" officeooo:rsid="0009ced8" style:font-weight-asian="bold" style:font-weight-complex="bold"/>
    </style:style>
    <style:style style:name="T13" style:family="text">
      <style:text-properties fo:font-weight="bold" officeooo:rsid="00169630" style:font-weight-asian="bold" style:font-weight-complex="bold"/>
    </style:style>
    <style:style style:name="T14" style:family="text">
      <style:text-properties fo:font-size="9.5pt" style:font-size-asian="9.5pt" style:font-size-complex="9.5pt"/>
    </style:style>
    <style:style style:name="T15" style:family="text">
      <style:text-properties fo:font-size="9.5pt" officeooo:rsid="0009ced8" style:font-size-asian="9.5pt" style:font-size-complex="9.5pt"/>
    </style:style>
    <style:style style:name="T16" style:family="text">
      <style:text-properties fo:font-size="9.5pt" officeooo:rsid="0014072e" style:font-size-asian="9.5pt" style:font-size-complex="9.5pt"/>
    </style:style>
    <style:style style:name="T17" style:family="text">
      <style:text-properties fo:font-size="9.5pt" officeooo:rsid="00150276" style:font-size-asian="9.5pt" style:font-size-complex="9.5pt"/>
    </style:style>
    <style:style style:name="T18" style:family="text">
      <style:text-properties fo:font-size="9.5pt" officeooo:rsid="001ad8ea" style:font-size-asian="9.5pt" style:font-size-complex="9.5pt"/>
    </style:style>
    <style:style style:name="T19" style:family="text">
      <style:text-properties fo:font-size="9.5pt" fo:font-weight="normal" style:font-size-asian="9.5pt" style:font-weight-asian="normal" style:font-size-complex="9.5pt" style:font-weight-complex="normal"/>
    </style:style>
    <style:style style:name="T20" style:family="text">
      <style:text-properties fo:font-size="9.5pt" fo:font-weight="normal" officeooo:rsid="0014072e" style:font-size-asian="9.5pt" style:font-weight-asian="normal" style:font-size-complex="9.5pt" style:font-weight-complex="normal"/>
    </style:style>
    <style:style style:name="T21" style:family="text">
      <style:text-properties fo:font-size="9.5pt" fo:font-weight="normal" officeooo:rsid="00150276" style:font-size-asian="9.5pt" style:font-weight-asian="normal" style:font-size-complex="9.5pt" style:font-weight-complex="normal"/>
    </style:style>
    <style:style style:name="T22" style:family="text">
      <style:text-properties fo:font-size="9.5pt" fo:font-weight="bold" officeooo:rsid="00169630" style:font-size-asian="9.5pt" style:font-weight-asian="bold" style:font-size-complex="9.5pt" style:font-weight-complex="bold"/>
    </style:style>
    <style:style style:name="T23" style:family="text">
      <style:text-properties officeooo:rsid="00169630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size="9pt" fo:font-weight="normal" style:font-size-asian="7.84999990463257pt" style:font-weight-asian="normal" style:font-size-complex="9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ce brute :</text:p>
      <text:p text:style-name="P2"/>
      <text:p text:style-name="P3"><text:span text:style-name="T1">VARIABLES </text:span><text:span text:style-name="T2">:</text:span></text:p>
      <text:p text:style-name="P4"/>
      <text:p text:style-name="P4">liste_combinaisons : liste de liste de dictionnaires</text:p>
      <text:p text:style-name="P3"><text:span text:style-name="T2">liste, combinaison, </text:span><text:span text:style-name="T3">éléments, éléments_meilleur_poids</text:span><text:span text:style-name="T2"> : liste de dictionnaires</text:span></text:p>
      <text:p text:style-name="P5">éléments : dictionnaire</text:p>
      <text:p text:style-name="P4">liste_nombres_binaires : liste de chaînes de caractères</text:p>
      <text:p text:style-name="P3"><text:span text:style-name="T2">i, n, taille_nombre_binaire, </text:span><text:span text:style-name="T3">mana_max, poids_max</text:span><text:span text:style-name="T2">, poids, mana : entiers</text:span></text:p>
      <text:p text:style-name="P3"><text:span text:style-name="T3">caractère_binaire</text:span><text:span text:style-name="T2"> : chaîne de caractères</text:span></text:p>
      <text:p text:style-name="P3"><text:span text:style-name="T2"/></text:p>
      <text:p text:style-name="P3"><text:span text:style-name="T1">DÉBUT </text:span><text:span text:style-name="T2">:</text:span></text:p>
      <text:p text:style-name="P31"/>
      <text:p text:style-name="P6"><text:span text:style-name="T12">F</text:span><text:span text:style-name="T13">ONCTION </text:span><text:span text:style-name="T11">rangement_force_brute(liste, poids_max) :</text:span></text:p>
      <text:p text:style-name="P36"><text:tab/><text:span text:style-name="T4">n ← taille(liste)</text:span></text:p>
      <text:p text:style-name="P28"><text:tab/>liste_nombres_binaires ← [ ]</text:p>
      <text:p text:style-name="P30"><text:span text:style-name="T2"><text:tab/></text:span><text:span text:style-name="T1">POUR</text:span><text:span text:style-name="T2"> i </text:span><text:span text:style-name="T1">DE</text:span><text:span text:style-name="T2"> 0 </text:span><text:span text:style-name="T1">À</text:span><text:span text:style-name="T2"> </text:span><text:span text:style-name="T3">(</text:span><text:span text:style-name="T2">2</text:span><text:span text:style-name="T6">n</text:span><text:span text:style-name="T8">-</text:span><text:span text:style-name="T9">1)</text:span><text:span text:style-name="T8">:</text:span></text:p>
      <text:p text:style-name="P32"><text:tab/><text:tab/>nombre_binaire ← binaire(i)[2:]</text:p>
      <text:p text:style-name="P32"><text:tab/><text:tab/>nombre_binaire ← (n – taille(nombre_binaire)) * ‘0’ + nombre_binaire</text:p>
      <text:p text:style-name="P30"><text:span text:style-name="T8"><text:tab/><text:tab/></text:span><text:span text:style-name="T9">r</text:span><text:span text:style-name="T8">ajouter nombre_binaire à liste_de_nombres_binaires</text:span></text:p>
      <text:p text:style-name="P30"><text:span text:style-name="T8"><text:tab/></text:span><text:span text:style-name="T7">FIN</text:span><text:span text:style-name="T8"> </text:span><text:span text:style-name="T7">POUR</text:span></text:p>
      <text:p text:style-name="P32"><text:tab/>liste_de_combinaisons ← [ ]</text:p>
      <text:p text:style-name="P30"><text:span text:style-name="T8"><text:tab/></text:span><text:span text:style-name="T7">POUR</text:span><text:span text:style-name="T8"> </text:span><text:span text:style-name="T9">caractère_binaire </text:span><text:span text:style-name="T10">DANS</text:span><text:span text:style-name="T9"> liste_de_nombres_binaires :</text:span></text:p>
      <text:p text:style-name="P33"><text:tab/><text:tab/>combinaison ← [ ]</text:p>
      <text:p text:style-name="P30"><text:span text:style-name="T9"><text:tab/><text:tab/></text:span><text:span text:style-name="T10">POUR</text:span><text:span text:style-name="T9"> i </text:span><text:span text:style-name="T10">DE</text:span><text:span text:style-name="T9"> 0 </text:span><text:span text:style-name="T10">À</text:span><text:span text:style-name="T9"> (taille(caractère_binaire)-1) :</text:span></text:p>
      <text:p text:style-name="P30"><text:span text:style-name="T9"><text:tab/><text:tab/><text:tab/></text:span><text:span text:style-name="T10">SI</text:span><text:span text:style-name="T9"> caractère_binaire[i] = ‘1’ :</text:span></text:p>
      <text:p text:style-name="P36"><text:tab/><text:tab/><text:tab/><text:tab/>rajouter liste[i] <text:span text:style-name="T11">à combinaison</text:span></text:p>
      <text:p text:style-name="P36"><text:tab/><text:tab/><text:tab/><text:span text:style-name="T12">FIN</text:span><text:span text:style-name="T11"> </text:span><text:span text:style-name="T12">SI</text:span></text:p>
      <text:p text:style-name="P36"><text:tab/><text:tab/><text:span text:style-name="T12">FIN</text:span><text:span text:style-name="T11"> </text:span><text:span text:style-name="T12">POUR</text:span></text:p>
      <text:p text:style-name="P36"><text:tab/><text:tab/><text:span text:style-name="T11">rajouter combinaison à liste_combinaisons</text:span></text:p>
      <text:p text:style-name="P36"><text:tab/><text:span text:style-name="T12">FIN</text:span><text:span text:style-name="T11"> </text:span><text:span text:style-name="T12">POUR</text:span></text:p>
      <text:p text:style-name="P36"><text:span text:style-name="T12"/></text:p>
      <text:p text:style-name="P6"><text:tab/><text:span text:style-name="T11">mana_max ← 0</text:span></text:p>
      <text:p text:style-name="P36"><text:tab/><text:span text:style-name="T12">POUR</text:span><text:span text:style-name="T11"> éléments </text:span><text:span text:style-name="T12">DANS</text:span><text:span text:style-name="T11"> liste_combinaisons :</text:span></text:p>
      <text:p text:style-name="P6"><text:tab/><text:tab/><text:span text:style-name="T11">poids ← 0</text:span></text:p>
      <text:p text:style-name="P6"><text:tab/><text:tab/><text:span text:style-name="T11">mana ← 0</text:span></text:p>
      <text:p text:style-name="P6"><text:tab/><text:tab/><text:span text:style-name="T12">POUR</text:span><text:span text:style-name="T11"> élément </text:span><text:span text:style-name="T12">DANS</text:span><text:span text:style-name="T11"> éléments :</text:span></text:p>
      <text:p text:style-name="P6"><text:tab/><text:tab/><text:tab/><text:span text:style-name="T11">poids ← poids + élément[‘Poids’]</text:span></text:p>
      <text:p text:style-name="P6"><text:tab/><text:tab/><text:tab/><text:span text:style-name="T11">mana ← mana + élément[‘Mana’]</text:span></text:p>
      <text:p text:style-name="P6"><text:tab/><text:tab/><text:span text:style-name="T12">FIN</text:span><text:span text:style-name="T11"> </text:span><text:span text:style-name="T12">POUR</text:span></text:p>
      <text:p text:style-name="P6"><text:tab/><text:tab/><text:span text:style-name="T12">SI</text:span><text:span text:style-name="T11"> poids ≤ poids_max </text:span><text:span text:style-name="T12">ET</text:span><text:span text:style-name="T11"> mana_max &lt; mana :</text:span></text:p>
      <text:p text:style-name="P6"><text:tab/><text:tab/><text:tab/><text:span text:style-name="T11">éléments_meilleur_poids ← éléments</text:span></text:p>
      <text:p text:style-name="P6"><text:tab/><text:tab/><text:tab/><text:span text:style-name="T11">mana_max ← mana</text:span></text:p>
      <text:p text:style-name="P6"><text:tab/><text:tab/><text:span text:style-name="T12">FIN</text:span><text:span text:style-name="T11"> </text:span><text:span text:style-name="T12">SI</text:span></text:p>
      <text:p text:style-name="P6"><text:tab/><text:span text:style-name="T12">FIN POUR</text:span></text:p>
      <text:p text:style-name="P22"><text:span text:style-name="T22">FIN_FONCTION</text:span><text:span text:style-name="T14"><text:tab/></text:span></text:p>
      <text:p text:style-name="P34"/>
      <text:p text:style-name="P34">Renvoyer éléments_meilleur_poids</text:p>
      <text:p text:style-name="P19"><text:soft-page-break/><text:span text:style-name="T15">P</text:span><text:span text:style-name="T14">artie a) :</text:span></text:p>
      <text:p text:style-name="P20"><text:span text:style-name="T14">poids_maximum </text:span><text:span text:style-name="T15">← <text:s/></text:span><text:span text:style-name="T14">4</text:span></text:p>
      <text:p text:style-name="P7"/>
      <text:p text:style-name="P21"><text:span text:style-name="T14">Fonction </text:span><text:span text:style-name="T20">wanky_management</text:span><text:span text:style-name="T19"> <text:s/>(table, fournitures) :</text:span></text:p>
      <text:p text:style-name="P9"><text:s text:c="9"/></text:p>
      <text:p text:style-name="P21"><text:span text:style-name="T19"><text:tab/></text:span><text:span text:style-name="T20">malle_harry</text:span><text:span text:style-name="T19"> = <text:s/>[]</text:span></text:p>
      <text:p text:style-name="P21"><text:span text:style-name="T19"><text:tab/></text:span><text:span text:style-name="T16">POUR </text:span><text:span text:style-name="T20"><text:s/>élément </text:span><text:span text:style-name="T16">DANS </text:span><text:span text:style-name="T20">fournitures : </text:span></text:p>
      <text:p text:style-name="P21"><text:span text:style-name="T20"><text:tab/><text:tab/></text:span><text:span text:style-name="T16">SI </text:span><text:span text:style-name="T20">élément[‘Poids’] <text:s/>&lt; OU = poids_maximum :</text:span></text:p>
      <text:p text:style-name="P21"><text:span text:style-name="T20"><text:tab/><text:tab/></text:span><text:span text:style-name="T16">AJOUTER </text:span><text:span text:style-name="T20">éléments </text:span><text:span text:style-name="T16">A </text:span><text:span text:style-name="T20">malle_harry</text:span></text:p>
      <text:p text:style-name="P21"><text:span text:style-name="T20"><text:tab/><text:tab/></text:span><text:span text:style-name="T21">poids_max = poids_max - (élément[‘Poids’])</text:span></text:p>
      <text:p text:style-name="P10"><text:tab/><text:tab/></text:p>
      <text:p text:style-name="P10"><text:tab/></text:p>
      <text:p text:style-name="P21"><text:span text:style-name="T20"><text:tab/></text:span><text:span text:style-name="T17">RENVOYER</text:span><text:span text:style-name="T21"> malle_harry</text:span></text:p>
      <text:p text:style-name="P37"/>
      <text:p text:style-name="P37"/>
      <text:p text:style-name="P2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2"/>
      <text:p text:style-name="P12"/>
      <text:p text:style-name="P12"/>
      <text:p text:style-name="P12"><text:soft-page-break/><text:span text:style-name="T23">Poids maximum</text:span> :</text:p>
      <text:p text:style-name="P12"/>
      <text:p text:style-name="P17">VARIABLES :</text:p>
      <text:p text:style-name="P17"/>
      <text:p text:style-name="P18">FONCTION<text:span text:style-name="T24"> </text:span><text:span text:style-name="T25">remplissage_max(fournitures, poids_max) :</text:span></text:p>
      <text:p text:style-name="P26"><text:tab/></text:p>
      <text:p text:style-name="P26"><text:tab/></text:p>
      <text:p text:style-name="P15"/>
      <text:p text:style-name="P15"/>
      <text:p text:style-name="P14"/>
      <text:p text:style-name="P16"/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28T19:48:20.655000000</dc:date>
    <meta:editing-duration>PT31M50S</meta:editing-duration>
    <meta:editing-cycles>6</meta:editing-cycles>
    <meta:generator>LibreOffice/7.2.4.1$Windows_X86_64 LibreOffice_project/27d75539669ac387bb498e35313b970b7fe9c4f9</meta:generator>
    <meta:document-statistic meta:table-count="0" meta:image-count="0" meta:object-count="0" meta:page-count="3" meta:paragraph-count="59" meta:word-count="218" meta:character-count="1627" meta:non-whitespace-character-count="1374"/>
  </office:meta>
</office:document-meta>
</file>